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3d2d" officeooo:paragraph-rsid="00073d2d"/>
    </style:style>
    <style:style style:name="P2" style:family="paragraph" style:parent-style-name="Standard">
      <style:paragraph-properties fo:text-align="justify" style:justify-single-word="false"/>
      <style:text-properties officeooo:rsid="0007a9d3" officeooo:paragraph-rsid="0007a9d3"/>
    </style:style>
    <style:style style:name="P3" style:family="paragraph" style:parent-style-name="Standard">
      <style:paragraph-properties fo:text-align="justify" style:justify-single-word="false"/>
      <style:text-properties officeooo:rsid="0007a9d3" officeooo:paragraph-rsid="0009a376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73d2d" officeooo:paragraph-rsid="00073d2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7a9d3" officeooo:paragraph-rsid="0007a9d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08b227" officeooo:paragraph-rsid="0008b227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073d2d" officeooo:paragraph-rsid="00073d2d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officeooo:rsid="0012a02c" officeooo:paragraph-rsid="0012a02c"/>
    </style:style>
    <style:style style:name="P9" style:family="paragraph" style:parent-style-name="Standard">
      <style:paragraph-properties fo:text-align="justify" style:justify-single-word="false"/>
      <style:text-properties officeooo:rsid="00138c40" officeooo:paragraph-rsid="00138c40"/>
    </style:style>
    <style:style style:name="P10" style:family="paragraph" style:parent-style-name="Standard">
      <style:paragraph-properties fo:text-align="justify" style:justify-single-word="false"/>
      <style:text-properties officeooo:rsid="00154366" officeooo:paragraph-rsid="00154366"/>
    </style:style>
    <style:style style:name="P11" style:family="paragraph" style:parent-style-name="Standard">
      <style:paragraph-properties fo:text-align="justify" style:justify-single-word="false"/>
      <style:text-properties officeooo:rsid="000cb4f8" officeooo:paragraph-rsid="0008b227"/>
    </style:style>
    <style:style style:name="P12" style:family="paragraph" style:parent-style-name="Standard">
      <style:paragraph-properties fo:text-align="justify" style:justify-single-word="false"/>
      <style:text-properties officeooo:rsid="0007a9d3" officeooo:paragraph-rsid="0007a9d3"/>
    </style:style>
    <style:style style:name="P13" style:family="paragraph" style:parent-style-name="Standard">
      <style:paragraph-properties fo:text-align="justify" style:justify-single-word="false"/>
      <style:text-properties officeooo:rsid="00173459" officeooo:paragraph-rsid="00173459"/>
    </style:style>
    <style:style style:name="P14" style:family="paragraph" style:parent-style-name="Standard">
      <style:paragraph-properties fo:text-align="justify" style:justify-single-word="false"/>
      <style:text-properties officeooo:rsid="001639fb" officeooo:paragraph-rsid="001b661c"/>
    </style:style>
    <style:style style:name="P15" style:family="paragraph" style:parent-style-name="Standard">
      <style:paragraph-properties fo:text-align="justify" style:justify-single-word="false"/>
      <style:text-properties officeooo:rsid="0008b227" officeooo:paragraph-rsid="0008b227"/>
    </style:style>
    <style:style style:name="P16" style:family="paragraph" style:parent-style-name="Standard">
      <style:paragraph-properties fo:text-align="justify" style:justify-single-word="false"/>
      <style:text-properties officeooo:rsid="001b661c" officeooo:paragraph-rsid="001b661c"/>
    </style:style>
    <style:style style:name="T1" style:family="text">
      <style:text-properties officeooo:rsid="0009a376"/>
    </style:style>
    <style:style style:name="T2" style:family="text">
      <style:text-properties officeooo:rsid="00137020"/>
    </style:style>
    <style:style style:name="T3" style:family="text">
      <style:text-properties officeooo:rsid="00138c40"/>
    </style:style>
    <style:style style:name="T4" style:family="text">
      <style:text-properties officeooo:rsid="00154366"/>
    </style:style>
    <style:style style:name="T5" style:family="text">
      <style:text-properties officeooo:rsid="00173459"/>
    </style:style>
    <style:style style:name="T6" style:family="text">
      <style:text-properties officeooo:rsid="00197a19"/>
    </style:style>
    <style:style style:name="T7" style:family="text">
      <style:text-properties officeooo:rsid="001b661c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che Synoptique</text:p>
      <text:p text:style-name="P1"/>
      <text:p text:style-name="P4">Titre :</text:p>
      <text:p text:style-name="P8">Répartition et distribution du courrier</text:p>
      <text:p text:style-name="P1"/>
      <text:p text:style-name="P4">Motivation :</text:p>
      <text:p text:style-name="P10">Trier le courrier a longtemps été un travail manuel, mais avec l’avènement de l'informatique, le tri est devenu automatique. Pour étudier la répartition du courrier, j'ai voulu <text:span text:style-name="T5">concevoir une machine de capacité réduite.</text:span></text:p>
      <text:p text:style-name="P1"/>
      <text:p text:style-name="P5">Objectif :</text:p>
      <text:p text:style-name="P13">Reconnaître les caractères du code postal et réaliser une maquette de trieuse.</text:p>
      <text:p text:style-name="P2"/>
      <text:p text:style-name="P5">Démarche :</text:p>
      <text:p text:style-name="P2">Mon travail s'est déroulé en plusieurs étapes :</text:p>
      <text:p text:style-name="P3">– <text:span text:style-name="T1">Recherche bibliographique, documentation sur OpenCV</text:span></text:p>
      <text:p text:style-name="P3">– <text:span text:style-name="T4">Approche algorithmique</text:span></text:p>
      <text:p text:style-name="P2">– <text:span text:style-name="T4">Calculs et schémas pour la réalisation</text:span></text:p>
      <text:p text:style-name="P2">– <text:span text:style-name="T4">Fabrication du prototype</text:span></text:p>
      <text:p text:style-name="P2">– <text:span text:style-name="T5">Essais</text:span></text:p>
      <text:p text:style-name="P2"/>
      <text:p text:style-name="P5">Plan :</text:p>
      <text:p text:style-name="P2">Introduction</text:p>
      <text:p text:style-name="P2"/>
      <text:p text:style-name="P2">I/ <text:span text:style-name="T2">Programmation : isoler l'image</text:span></text:p>
      <text:p text:style-name="P2"><text:tab/>– <text:span text:style-name="T3">Prendre une photo</text:span></text:p>
      <text:p text:style-name="P2"><text:tab/>– <text:span text:style-name="T3">Passer l'image en Noir&amp;Blanc</text:span></text:p>
      <text:p text:style-name="P2"><text:tab/>– <text:span text:style-name="T3">Détecter le contour</text:span></text:p>
      <text:p text:style-name="P2"><text:tab/>– <text:span text:style-name="T3">Isoler le rectangle associé</text:span></text:p>
      <text:p text:style-name="P2"/>
      <text:p text:style-name="P2">II/ <text:span text:style-name="T2">Programmation : reconnaître un chiffre et pourcentage d'erreur des différentes méthodes :</text:span></text:p>
      <text:p text:style-name="P2"><text:tab/>– <text:span text:style-name="T3">Méthode par intersections entre le chiffre et des droites</text:span></text:p>
      <text:p text:style-name="P2"><text:tab/>– <text:span text:style-name="T3">Méthode par comparaison avec un modèle (template)</text:span></text:p>
      <text:p text:style-name="P2"><text:tab/>– <text:span text:style-name="T3">Méthode par distances entre le modèle et le chiffre</text:span></text:p>
      <text:p text:style-name="P2"><text:tab/>– <text:span text:style-name="T4">Méthode par comparaison avec un modèle (shapes)</text:span></text:p>
      <text:p text:style-name="P2"><text:tab/>– <text:span text:style-name="T3">Méthode par K Nearest Neighbor</text:span></text:p>
      <text:p text:style-name="P2"><text:tab/>– <text:span text:style-name="T6">Conclusion et choix de la méthode la plus précise</text:span></text:p>
      <text:p text:style-name="P2"/>
      <text:p text:style-name="P2">III/ <text:span text:style-name="T2">Réalisation de la maquette</text:span></text:p>
      <text:p text:style-name="P2"><text:tab/>– <text:span text:style-name="T3">Calculs mécaniques</text:span></text:p>
      <text:p text:style-name="P2"><text:tab/>– <text:span text:style-name="T4">Cinématique de la maquette</text:span></text:p>
      <text:p text:style-name="P2"/>
      <text:p text:style-name="P2">Conclusion</text:p>
      <text:p text:style-name="P2"/>
      <text:p text:style-name="P5">Bilan :</text:p>
      <text:p text:style-name="P9">Ce TIPE m'a permis de comprendre réellement la complexité de la reconnaissance de caractères. <text:span text:style-name="T7">Rien qu'e</text:span>n ne <text:span text:style-name="T7">traitant</text:span> qu<text:span text:style-name="T7">e</text:span> des chiffres, la reconnaissance est difficile, <text:span text:style-name="T7">même</text:span> en utilisant des <text:span text:style-name="T7">fonction</text:span>s déjà programmé<text:span text:style-name="T7">e</text:span>s. Le tri postal automatique fut une véritable problématique, et j'ai pu en saisir toute l'ampleur. <text:span text:style-name="T7">Malgré la difficulté de cette étude, je suis satisfait du travail effectué tout au long de l'année sur ce TIPE ambitieux.</text:span></text:p>
      <text:p text:style-name="P2"/>
      <text:p text:style-name="P15"><text:span text:style-name="T8">Bibliographie :</text:span></text:p>
      <text:p text:style-name="P6"><text:soft-page-break/>Internet :</text:p>
      <text:p text:style-name="P11"/>
      <text:p text:style-name="P14"><text:a xlink:type="simple" xlink:href="http://docs.opencv.org/" text:style-name="Internet_20_link" text:visited-style-name="Visited_20_Internet_20_Link"><text:span text:style-name="T7">http://docs.</text:span></text:a><text:a xlink:type="simple" xlink:href="http://docs.opencv.org/" text:style-name="Internet_20_link" text:visited-style-name="Visited_20_Internet_20_Link">opencv.org</text:a></text:p>
      <text:p text:style-name="P16">http: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20:25:41.471000000</meta:creation-date>
    <dc:date>2015-05-28T17:11:30.907000000</dc:date>
    <meta:editing-duration>PT3H34M19S</meta:editing-duration>
    <meta:editing-cycles>13</meta:editing-cycles>
    <meta:generator>LibreOffice/4.4.3.2$Windows_x86 LibreOffice_project/88805f81e9fe61362df02b9941de8e38a9b5fd16</meta:generator>
    <meta:document-statistic meta:table-count="0" meta:image-count="0" meta:object-count="0" meta:page-count="2" meta:paragraph-count="38" meta:word-count="254" meta:character-count="1725" meta:non-whitespace-character-count="1480"/>
  </office:meta>
</office:document-meta>
</file>